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ca" fo:country="ES" fo:font-weight="bold" officeooo:rsid="0000bcb1" officeooo:paragraph-rsid="0001778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ca" fo:country="ES" fo:font-weight="bold" officeooo:rsid="0000bcb1" officeooo:paragraph-rsid="0016587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ca" fo:country="ES" fo:font-weight="bold" officeooo:rsid="0000bcb1" officeooo:paragraph-rsid="0016a55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ca" fo:country="ES" fo:font-weight="bold" officeooo:rsid="0008cf25" officeooo:paragraph-rsid="0016587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ca" fo:country="ES" fo:font-weight="bold" officeooo:rsid="00017789" officeooo:paragraph-rsid="000255f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ca" fo:country="ES" fo:font-weight="bold" officeooo:rsid="00017789" officeooo:paragraph-rsid="0001778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ca" fo:country="ES" fo:font-weight="bold" officeooo:rsid="0002d989" officeooo:paragraph-rsid="0002d98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fo:font-weight="bold" officeooo:rsid="0002d989" officeooo:paragraph-rsid="00165871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ca" fo:country="ES" fo:font-weight="bold" officeooo:rsid="000255fd" officeooo:paragraph-rsid="000255f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ca" fo:country="ES" fo:font-weight="normal" officeooo:rsid="0000bcb1" officeooo:paragraph-rsid="0016587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02d989" officeooo:paragraph-rsid="0016587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ca" fo:country="ES" officeooo:rsid="0000bcb1" officeooo:paragraph-rsid="00165871"/>
    </style:style>
    <style:style style:name="P13" style:family="paragraph" style:parent-style-name="Standard">
      <style:paragraph-properties fo:text-align="justify" style:justify-single-word="false"/>
      <style:text-properties fo:language="ca" fo:country="ES" officeooo:rsid="0000bcb1" officeooo:paragraph-rsid="0016a558"/>
    </style:style>
    <style:style style:name="P14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017789" officeooo:paragraph-rsid="00017789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017789" officeooo:paragraph-rsid="0008cf2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0ab4fa" officeooo:paragraph-rsid="0016587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0f99" style:font-weight-asian="normal" style:font-weight-complex="normal"/>
    </style:style>
    <style:style style:name="T4" style:family="text">
      <style:text-properties fo:font-weight="normal" officeooo:rsid="000ab4fa" style:font-weight-asian="normal" style:font-weight-complex="normal"/>
    </style:style>
    <style:style style:name="T5" style:family="text">
      <style:text-properties fo:font-weight="normal" officeooo:rsid="0006d928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017789" style:font-weight-asian="normal" style:font-weight-complex="normal"/>
    </style:style>
    <style:style style:name="T11" style:family="text">
      <style:text-properties style:text-underline-style="none" fo:font-weight="normal" officeooo:rsid="000255fd" style:font-weight-asian="normal" style:font-weight-complex="normal"/>
    </style:style>
    <style:style style:name="T12" style:family="text">
      <style:text-properties style:text-underline-style="none" fo:font-weight="normal" officeooo:rsid="000ab4fa" style:font-weight-asian="normal" style:font-weight-complex="normal"/>
    </style:style>
    <style:style style:name="T13" style:family="text">
      <style:text-properties style:text-underline-style="none" fo:font-weight="normal" officeooo:rsid="000bac7e" style:font-weight-asian="normal" style:font-weight-complex="normal"/>
    </style:style>
    <style:style style:name="T14" style:family="text">
      <style:text-properties style:text-underline-style="none" fo:font-weight="normal" officeooo:rsid="000ea3ad" style:font-weight-asian="normal" style:font-weight-complex="normal"/>
    </style:style>
    <style:style style:name="T15" style:family="text">
      <style:text-properties style:text-underline-style="none" fo:font-weight="normal" officeooo:rsid="0012a648" style:font-weight-asian="normal" style:font-weight-complex="normal"/>
    </style:style>
    <style:style style:name="T16" style:family="text">
      <style:text-properties style:text-underline-style="none" fo:font-weight="normal" officeooo:rsid="0019aae4" style:font-weight-asian="normal" style:font-weight-complex="normal"/>
    </style:style>
    <style:style style:name="T17" style:family="text">
      <style:text-properties style:text-underline-style="none" officeooo:rsid="00017789"/>
    </style:style>
    <style:style style:name="T18" style:family="text">
      <style:text-properties style:text-underline-style="none" officeooo:rsid="000255fd"/>
    </style:style>
    <style:style style:name="T19" style:family="text">
      <style:text-properties style:text-underline-style="none" officeooo:rsid="0008cf25"/>
    </style:style>
    <style:style style:name="T20" style:family="text">
      <style:text-properties style:text-underline-style="none" officeooo:rsid="000ab4fa"/>
    </style:style>
    <style:style style:name="T21" style:family="text">
      <style:text-properties style:text-underline-style="none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Sortir: </text:span><text:span text:style-name="T2">Si l’usuari està jugant una partida </text:span><text:span text:style-name="T5">no desada en el torn actual</text:span><text:span text:style-name="T2">, se li demana si vol desar-la. Si diu que sí, es desa. Després, se surt del programa. Si no n’està jugant cap, se surt directament.</text:span></text:p>
      <text:p text:style-name="P13"><text:span text:style-name="T1">Desar</text:span> <text:span text:style-name="T1">partida:</text:span> Es desa el nom i el rol del jugador, la dificultat i els torns jugats amb la seva avaluació. Si hi havia cap partida desada, es perd.</text:p>
      <text:p text:style-name="P3">Abandonar partida:<text:span text:style-name="T2"> </text:span><text:span text:style-name="T3">Si l’usuari no ha desat la partida en aquest torn, se li demana si vol fer-ho.</text:span><text:span text:style-name="T2"> Si diu que sí, es desa. Finalment, es torna al menú principal.</text:span></text:p>
      <text:p text:style-name="P2">Crear partida:<text:span text:style-name="T2"> Se li demana a l’usuari el nom, el rol i la dificultat amb què vol jugar i s’inicialitza la partida amb el que ha escollit.</text:span></text:p>
      <text:p text:style-name="P2">Triar nom:<text:span text:style-name="T2"> Se li demana a l’usuari quin nom vol. El nom ha de ser una combinació de lletres i n</text:span><text:span text:style-name="T4">ú</text:span><text:span text:style-name="T2">meros de longitud màxima 10.</text:span></text:p>
      <text:p text:style-name="P10"><text:tab/><text:span text:style-name="T6">Error 1:</text:span><text:span text:style-name="T8"> L’usuari introdueix un caràcter que no és ni una lletra ni un número.</text:span></text:p>
      <text:p text:style-name="P10"><text:span text:style-name="T8"><text:tab/></text:span><text:span text:style-name="T6">Error 2:</text:span><text:span text:style-name="T8"> L’usuari ha introduït més de 10 caràcters.</text:span></text:p>
      <text:p text:style-name="P4"><text:span text:style-name="T8">Triar rol: </text:span><text:span text:style-name="T12">Se li demana a l’usuari si vol ser codemaker o codebreaker.</text:span></text:p>
      <text:p text:style-name="P2"><text:span text:style-name="T8">Triar dificultat:</text:span><text:span text:style-name="T9"> Se li demana a l’usuari si vol jugar en dificultat “fàcil”, “mitj</text:span><text:span text:style-name="T15">ana</text:span><text:span text:style-name="T9">”, “difícil” o “personalitzat”. Els tres primers nivells tenen un nombre fixat de forats a omplir, nombre de colors possibles, nombre de boles de cada color i nombre de torns disponibles. El quart et deixa escollir totes quatre variables. Les quatre variables valen el mateix per la dificultat mitjana independentment del rol: </text:span><text:span text:style-name="T16">4 forats, 6 colors, 4 boles per color i 12 torns</text:span><text:span text:style-name="T9">. Les variables del nivell fàcil en un rol són iguals que les del difícil en l’altre: </text:span><text:span text:style-name="T16">si l’usuari humà és codebreaker i la dificultat és fàcil; hi ha 3 forats, 5 colors, 1 bola per color i 12 torns. Si no; 5 forats, 10 colors, 5 boles per color i 12 torns.</text:span></text:p>
      <text:p text:style-name="P12"><text:span text:style-name="T21">Recuperar partida desada:</text:span><text:span text:style-name="T9"> Es crea una partida amb l’estat que s’havia desat.</text:span></text:p>
      <text:p text:style-name="P7"><text:span text:style-name="T8">Visualitzar </text:span><text:span text:style-name="T19">tots tres </text:span><text:span text:style-name="T8">rànquing</text:span><text:span text:style-name="T19">s</text:span><text:span text:style-name="T8">:</text:span><text:span text:style-name="T9"> Apareix en pantalla una llista per cada nivell de dificultat (excepte “personalitzat”). En cada llista apareix el <text:s/>nom del 10 usuaris humans codebreaker que amb menys t</text:span><text:span text:style-name="T12">o</text:span><text:span text:style-name="T9">rns han encertat el codi amb la dificultat corresponent.</text:span></text:p>
      <text:p text:style-name="P7"><text:span text:style-name="T8">Consultar normes del joc:</text:span><text:span text:style-name="T9"> Apareix en pantalla una descripció de les normes del joc i de què significa cada nivell de dificultat en funció del rol de l’usuari humà.</text:span></text:p>
      <text:p text:style-name="P11"/>
      <text:p text:style-name="P1"><text:span text:style-name="T8">Triar </text:span><text:span text:style-name="T17">codi inicial humà:</text:span><text:span text:style-name="T10"> L’usuari humà tria un codi <text:s/>entre les combinacions possibles d’acord a</text:span><text:span text:style-name="T12">mb</text:span><text:span text:style-name="T10"> la dif</text:span><text:span text:style-name="T12">i</text:span><text:span text:style-name="T10">cultat de la partida.</text:span></text:p>
      <text:p text:style-name="P5"><text:span text:style-name="T8">Avaluar c</text:span><text:span text:style-name="T19">andidat</text:span><text:span text:style-name="T8"> </text:span><text:span text:style-name="T18">humà</text:span><text:span text:style-name="T8">:</text:span><text:span text:style-name="T9"> L’usuari humà ha de posar tantes boles negres com boles hagi posat la màquina amb el mateix color i posició que el codi triat, i tantes de blanques com boles hagi posat la màquina amb el mateix color, però en una posició diferent </text:span><text:span text:style-name="T11">que en el codi inicial triat</text:span><text:span text:style-name="T9">. Si </text:span><text:span text:style-name="T12">el candidat</text:span><text:span text:style-name="T9"> coincideix amb el codi, s’acaba la partida.</text:span></text:p>
      <text:p text:style-name="P6"><text:span text:style-name="T9"><text:tab/></text:span><text:span text:style-name="T7">Error:</text:span><text:span text:style-name="T9"> L’usuari no ha avaluat </text:span><text:span text:style-name="T12">el candidat</text:span><text:span text:style-name="T9"> correctament.</text:span></text:p>
      <text:p text:style-name="P14"/>
      <text:p text:style-name="P5"><text:span text:style-name="T8">Triar c</text:span><text:span text:style-name="T19">andidat</text:span><text:span text:style-name="T8"> humà:</text:span><text:span text:style-name="T9"> L’usuari humà tria un </text:span><text:span text:style-name="T12">candidat</text:span><text:span text:style-name="T9"> </text:span><text:span text:style-name="T11">entre les combinacions possibles d’acord a</text:span><text:span text:style-name="T14">mb</text:span><text:span text:style-name="T11"> la dif</text:span><text:span text:style-name="T12">i</text:span><text:span text:style-name="T11">cultat de la partida</text:span><text:span text:style-name="T9">.</text:span></text:p>
      <text:p text:style-name="P15"/>
      <text:p text:style-name="P1"><text:span text:style-name="T8">Triar </text:span><text:span text:style-name="T17">codi inicial màquina:</text:span><text:span text:style-name="T10"> La màquina escull, entre les combinacions possibles d’acord a</text:span><text:span text:style-name="T14">mb</text:span><text:span text:style-name="T10"> la dif</text:span><text:span text:style-name="T12">i</text:span><text:span text:style-name="T10">cultat de la partida i de manera equiprobable, un codi.</text:span></text:p>
      <text:p text:style-name="P1"><text:span text:style-name="T17">Avaluar c</text:span><text:span text:style-name="T19">andidat</text:span><text:span text:style-name="T17"> </text:span><text:span text:style-name="T18">màquina</text:span><text:span text:style-name="T17">:</text:span><text:span text:style-name="T10"> L</text:span><text:span text:style-name="T11">a màquina</text:span><text:span text:style-name="T10"> ha de posar tantes boles negres com boles hagi posat l’</text:span><text:span text:style-name="T12">usuari</text:span><text:span text:style-name="T10"> amb el mateix color i posició que el codi triat, i tantes de blanques com boles hagi posat l’</text:span><text:span text:style-name="T12">usuari</text:span><text:span text:style-name="T10"> amb el mateix color, però en una posició diferent </text:span><text:span text:style-name="T11">que en el codi inicial triat. Si </text:span><text:span text:style-name="T12">el candidat coincideix amb el codi</text:span><text:span text:style-name="T11">, s’acaba la partida i es desa el resultat en cas d’entrar en el rànquing. Després, es visualitza el rànquing </text:span><text:span text:style-name="T12">de la dificultat que s’ha jugat.</text:span></text:p>
      <text:p text:style-name="P8"><text:span text:style-name="T20">Visualitzar </text:span><text:span text:style-name="T19">un</text:span><text:span text:style-name="T20"> rànquing:</text:span><text:span text:style-name="T12"> Si es finalitza una partida on l’usuari humà té el rol de codebreaker, apareix en pantalla la llista de la seva dificultat, excepte si la dificultat és “personalitzat”.</text:span></text:p>
      <text:p text:style-name="P16"/>
      <text:p text:style-name="P9"><text:span text:style-name="T18">T</text:span><text:span text:style-name="T8">riar </text:span><text:span text:style-name="T19">candidat</text:span><text:span text:style-name="T8"> màquina:</text:span><text:span text:style-name="T9"> La màquina escull, entre les combinacions possibles d’acord a</text:span><text:span text:style-name="T13">mb</text:span><text:span text:style-name="T9"> la dif</text:span><text:span text:style-name="T13">i</text:span><text:span text:style-name="T9">cultat de la partida i seguint l’algorisme implementat, un c</text:span><text:span text:style-name="T13">andidat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30:12.689526949</meta:creation-date>
    <dc:date>2017-11-13T22:05:14.834298221</dc:date>
    <meta:editing-duration>PT1H53M37S</meta:editing-duration>
    <meta:editing-cycles>15</meta:editing-cycles>
    <meta:generator>LibreOffice/5.2.7.2$Linux_X86_64 LibreOffice_project/20m0$Build-2</meta:generator>
    <meta:document-statistic meta:table-count="0" meta:image-count="0" meta:object-count="0" meta:page-count="1" meta:paragraph-count="20" meta:word-count="663" meta:character-count="3804" meta:non-whitespace-character-count="3156"/>
  </office:meta>
</office:document-meta>
</file>